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========</text:span></text:p>
      <text:p text:style-name="P1"><text:span text:style-name="T1"><text:tab/><text:tab/><text:tab/><text:tab/>Quantifiers in Regular Expressions</text:span></text:p>
      <text:p text:style-name="P1"><text:span text:style-name="T1"><text:tab/><text:tab/>====================================================</text:span></text:p>
      <text:p text:style-name="P1"><text:span text:style-name="T1">=&gt;The purpose of Quantifiers in Regular Expressions is that "To Search for zero or one more Values in given data".</text:span></text:p>
      <text:p text:style-name="P1"><text:span text:style-name="T1">=&gt;Quantifiers are also used in Search Patterns to search in given data for obtaining desired result.</text:span></text:p>
      <text:p text:style-name="P1"><text:span text:style-name="T1">=&gt;The essential Quantifiers in Regular Expressions are given bellow</text:span></text:p>
      <text:p text:style-name="P2"/>
      <text:p text:style-name="P1"><text:span text:style-name="T1"><text:tab/>1. <text:s/>k-------------&gt;Searches for Exactly one 'k'</text:span></text:p>
      <text:p text:style-name="P1"><text:span text:style-name="T1"><text:tab/>2. <text:s/>k+------------&gt;Searches for One k or More k's</text:span></text:p>
      <text:p text:style-name="P1"><text:span text:style-name="T1"><text:tab/>3. <text:s/>k*------------&gt;Searches for either <text:s/>zero k or 1 k <text:s/>or more k's</text:span></text:p>
      <text:p text:style-name="P1"><text:span text:style-name="T1"><text:tab/>4. k?<text:tab/>------------&gt;Searches for either zero k <text:s/>or one k</text:span></text:p>
      <text:p text:style-name="P1"><text:span text:style-name="T1"><text:tab/>5. . ---------------&gt;Searches for all occurences one by one</text:span></text:p>
      <text:p text:style-name="P2"/>
      <text:p text:style-name="P1"><text:span text:style-name="T1">Imp Special Points</text:span></text:p>
      <text:p text:style-name="P1"><text:span text:style-name="T1">-----------------------------------------</text:span></text:p>
      <text:p text:style-name="P1"><text:span text:style-name="T1">1) \d+-----&gt;Searches one or more digits <text:s/>(OR) <text:s/>[0-9]+</text:span></text:p>
      <text:p text:style-name="P1"><text:span text:style-name="T1">2) \ddd-----&gt;Searches for 3 Digit Number <text:s/>OR <text:s text:c="2"/>\d{3} <text:s text:c="2"/>\d{10} (OR) <text:s/>[0-9]{3}</text:span></text:p>
      <text:p text:style-name="P1"><text:span text:style-name="T1">3) \d{n}-----&gt;Searches for N-Digit Number <text:s text:c="3"/>OR [0-9]{n}</text:span></text:p>
      <text:p text:style-name="P1"><text:span text:style-name="T1">4) \d{n}.\d{m}----&gt;Searches N-Digit Integer and M-Digit <text:s/>floating point value(Ex 34.56 56.78..)</text:span></text:p>
      <text:p text:style-name="P1"><text:span text:style-name="T1">5) \w{n}-----&gt;Seraches n-length word OR [A-Za-z0-9]{n}</text:span></text:p>
      <text:p text:style-name="P1"><text:span text:style-name="T1">6) \w+------&gt;Searches for either one word char or more word Characters.(OR) [A-Za-z0-9]+</text:span></text:p>
      <text:p text:style-name="P2"/>
      <text:p text:style-name="P1"><text:span text:style-name="T1">7) \d{n,m }---&gt;Searches for Min n-Digit Number and Maximum m-digit number </text:span></text:p>
      <text:p text:style-name="P1"><text:span text:style-name="T1"><text:s text:c="40"/>OR <text:s text:c="4"/>[0-9]{n,m}</text:span></text:p>
      <text:p text:style-name="P1"><text:span text:style-name="T1">------------------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2" meta:word-count="181" meta:character-count="1436" meta:non-whitespace-character-count="1213"/>
    <meta:generator>LibreOfficeDev/6.0.5.2$Linux_X86_64 LibreOffice_project/</meta:generator>
  </office:meta>
</office:document-meta>
</file>